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14.351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19.607cm"/>
    </style:style>
    <style:style style:name="co15" style:family="table-column">
      <style:table-column-properties fo:break-before="auto" style:column-width="5.338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33.306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3.812cm"/>
    </style:style>
    <style:style style:name="co22" style:family="table-column">
      <style:table-column-properties fo:break-before="auto" style:column-width="19.281cm"/>
    </style:style>
    <style:style style:name="co23" style:family="table-column">
      <style:table-column-properties fo:break-before="auto" style:column-width="5.554cm"/>
    </style:style>
    <style:style style:name="co24" style:family="table-column">
      <style:table-column-properties fo:break-before="auto" style:column-width="4.493cm"/>
    </style:style>
    <style:style style:name="co25" style:family="table-column">
      <style:table-column-properties fo:break-before="auto" style:column-width="3.24cm"/>
    </style:style>
    <style:style style:name="co26" style:family="table-column">
      <style:table-column-properties fo:break-before="auto" style:column-width="4.276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6.29cm"/>
    </style:style>
    <style:style style:name="co32" style:family="table-column">
      <style:table-column-properties fo:break-before="auto" style:column-width="4.357cm"/>
    </style:style>
    <style:style style:name="co33" style:family="table-column">
      <style:table-column-properties fo:break-before="auto" style:column-width="5.038cm"/>
    </style:style>
    <style:style style:name="co34" style:family="table-column">
      <style:table-column-properties fo:break-before="auto" style:column-width="4.438cm"/>
    </style:style>
    <style:style style:name="co35" style:family="table-column">
      <style:table-column-properties fo:break-before="auto" style:column-width="3.403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4.657cm"/>
    </style:style>
    <style:style style:name="co39" style:family="table-column">
      <style:table-column-properties fo:break-before="auto" style:column-width="3.921cm"/>
    </style:style>
    <style:style style:name="co40" style:family="table-column">
      <style:table-column-properties fo:break-before="auto" style:column-width="3.457cm"/>
    </style:style>
    <style:style style:name="co41" style:family="table-column">
      <style:table-column-properties fo:break-before="auto" style:column-width="3.321cm"/>
    </style:style>
    <style:style style:name="co42" style:family="table-column">
      <style:table-column-properties fo:break-before="auto" style:column-width="4.247cm"/>
    </style:style>
    <style:style style:name="co43" style:family="table-column">
      <style:table-column-properties fo:break-before="auto" style:column-width="6.726cm"/>
    </style:style>
    <style:style style:name="co44" style:family="table-column">
      <style:table-column-properties fo:break-before="auto" style:column-width="18.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8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Image</text:p>
          </table:table-cell>
          <table:table-cell table:style-name="ce20" office:value-type="string" calcext:value-type="string">
            <text:p>Admin</text:p>
          </table:table-cell>
          <table:table-cell table:style-name="ce20" office:value-type="string" calcext:value-type="string">
            <text:p>Contraseña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a xlink:href="mailto:admin@email.es" xlink:type="simple">admin@email.es</text:a>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minAdmin9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string" calcext:value-type="string">
            <text:p>local/nautilus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string" calcext:value-type="string">
            <text:p>local/turista_ing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 office:value-type="string" calcext:value-type="string">
            <text:p><text:a xlink:href="mailto:maribayo@outlook.es" xlink:type="simple">maribay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<text:a xlink:href="mailto:gemendez@outlook.es" xlink:type="simple">gemendez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deZ5deZ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 office:value-type="string" calcext:value-type="string">
            <text:p><text:a xlink:href="mailto:josecarango@hotmail.es" xlink:type="simple">josecarango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 office:value-type="string" calcext:value-type="string">
            <text:p><text:a xlink:href="mailto:sergiovz@outlook.es" xlink:type="simple">sergiovz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izcaS3rgo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 office:value-type="string" calcext:value-type="string">
            <text:p><text:a xlink:href="mailto:valmagal@outlook.es" xlink:type="simple">valmagal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 office:value-type="string" calcext:value-type="string">
            <text:p><text:a xlink:href="mailto:scardona@yahoo.es" xlink:type="simple">scardona@yahoo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 office:value-type="string" calcext:value-type="string">
            <text:p><text:a xlink:href="mailto:ikernilovaq@hotmail.es" xlink:type="simple">ikernilovaq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iloVaq1kerR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<text:a xlink:href="mailto:edgarcortesp@outlook.es" xlink:type="simple">edgarcortesp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 office:value-type="string" calcext:value-type="string">
            <text:p><text:a xlink:href="mailto:jpalomino@outlook.es" xlink:type="simple">jpalomin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 office:value-type="string" calcext:value-type="string">
            <text:p><text:a xlink:href="mailto:gabgalindo@hotmail.es" xlink:type="simple">gabgalindo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 office:value-type="string" calcext:value-type="string">
            <text:p><text:a xlink:href="mailto:cristigalan@outlook.es" xlink:type="simple">cristigalan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auCr6alan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 office:value-type="string" calcext:value-type="string">
            <text:p><text:a xlink:href="mailto:lordanglada@hotmail.es" xlink:type="simple">lordanglada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<text:a xlink:href="mailto:saritavalen@hotmail.es" xlink:type="simple">saritavalen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 office:value-type="string" calcext:value-type="string">
            <text:p><text:a xlink:href="mailto:aguedelcarpio@outlook.es" xlink:type="simple">aguedelcarpi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dCarp6uedA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<text:a xlink:href="mailto:jmendoza@hotmail.es" xlink:type="simple">jmendoza@hotmail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<text:a xlink:href="mailto:laraenzo@outlook.es" xlink:type="simple">laraenzo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<text:a xlink:href="mailto:flapalma@outlook.es" xlink:type="simple">flapalma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lmerón</text:p>
          </table:table-cell>
          <table:table-cell office:value-type="string" calcext:value-type="string">
            <text:p><text:a xlink:href="mailto:lusalmon@outlook.es" xlink:type="simple">lusalmon@outlook.es</text:a>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almeUi99s</text:p>
          </table:table-cell>
          <table:table-cell table:number-columns-repeated="3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iajes" table:style-name="ta1">
        <table:table-column table:style-name="co7" table:default-cell-style-name="ce28"/>
        <table:table-column table:style-name="co8" table:default-cell-style-name="ce1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4" table:default-cell-style-name="ce18"/>
        <table:table-column table:style-name="co13" table:default-cell-style-name="ce18"/>
        <table:table-column table:style-name="co14" table:default-cell-style-name="ce28"/>
        <table:table-column table:style-name="co15" table:default-cell-style-name="ce28"/>
        <table:table-column table:style-name="co1" table:default-cell-style-name="ce31"/>
        <table:table-column table:style-name="co1" table:number-columns-repeated="1012" table:default-cell-style-name="Default"/>
        <table:table-row table:style-name="ro1"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Título</text:p>
          </table:table-cell>
          <table:table-cell table:style-name="ce21" office:value-type="string" calcext:value-type="string">
            <text:p>Subtítulo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Duración</text:p>
          </table:table-cell>
          <table:table-cell table:style-name="ce21" office:value-type="string" calcext:value-type="string">
            <text:p>Imagen</text:p>
          </table:table-cell>
          <table:table-cell table:style-name="ce21" office:value-type="string" calcext:value-type="string">
            <text:p>Image_URL</text:p>
          </table:table-cell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Tipo destino</text:p>
          </table:table-cell>
          <table:table-cell table:style-name="ce21" office:value-type="string" calcext:value-type="string">
            <text:p>Fuente</text:p>
          </table:table-cell>
          <table:table-cell table:style-name="ce31"/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urgos y las Merindades</text:p>
          </table:table-cell>
          <table:table-cell table:style-name="ce18" office:value-type="string" calcext:value-type="string">
            <text:p>Secretos del mundo rural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/>
          <table:table-cell table:style-name="ce29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s Arribes del Duero</text:p>
          </table:table-cell>
          <table:table-cell table:style-name="ce18" office:value-type="string" calcext:value-type="string">
            <text:p>Escarpados cañones de 200 metros de desnivel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/>
          <table:table-cell table:style-name="ce30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ruel y Albarracín</text:p>
          </table:table-cell>
          <table:table-cell table:style-name="ce18" office:value-type="string" calcext:value-type="string">
            <text:p>Varios de los pueblos más bonitos de España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/>
          <table:table-cell table:style-name="ce30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nidorm</text:p>
          </table:table-cell>
          <table:table-cell table:style-name="ce18" office:value-type="string" calcext:value-type="string">
            <text:p>Ahora toca disfrutar</text:p>
          </table:table-cell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/>
          <table:table-cell table:style-name="ce30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alicia, Rías Baixas</text:p>
          </table:table-cell>
          <table:table-cell table:style-name="ce18" office:value-type="string" calcext:value-type="string">
            <text:p>Especial Año Xacobeo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/>
          <table:table-cell table:style-name="ce30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sturias</text:p>
          </table:table-cell>
          <table:table-cell table:style-name="ce18" office:value-type="string" calcext:value-type="string">
            <text:p>Naturaleza escondida y sus costumbre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/>
          <table:table-cell table:style-name="ce30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3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uskadi: Mar y Montaña</text:p>
          </table:table-cell>
          <table:table-cell table:style-name="ce18" office:value-type="string" calcext:value-type="string">
            <text:p>¡Aupa!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/>
          <table:table-cell table:style-name="ce30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4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ada</text:p>
          </table:table-cell>
          <table:table-cell table:style-name="ce18" office:value-type="string" calcext:value-type="string">
            <text:p>El motivo para perderse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/>
          <table:table-cell table:style-name="ce30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ortugal Monumental</text:p>
          </table:table-cell>
          <table:table-cell table:style-name="ce18" office:value-type="string" calcext:value-type="string">
            <text:p>Castillos, Abadías y Palacios de Portugal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/>
          <table:table-cell table:style-name="ce30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nerife</text:p>
          </table:table-cell>
          <table:table-cell table:style-name="ce18" office:value-type="string" calcext:value-type="string">
            <text:p>A la sombra del Teide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/>
          <table:table-cell table:style-name="ce30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 Canaria</text:p>
          </table:table-cell>
          <table:table-cell table:style-name="ce18" office:value-type="string" calcext:value-type="string">
            <text:p>Isla para soñar sin cerrar los ojos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/>
          <table:table-cell table:style-name="ce30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rlín</text:p>
          </table:table-cell>
          <table:table-cell table:style-name="ce18" office:value-type="string" calcext:value-type="string">
            <text:p>La ciudad que cambió el mundo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/>
          <table:table-cell table:style-name="ce30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8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raga</text:p>
          </table:table-cell>
          <table:table-cell table:style-name="ce18" office:value-type="string" calcext:value-type="string">
            <text:p>Ciudad de cuentos y leyendas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/>
          <table:table-cell table:style-name="ce30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oma</text:p>
          </table:table-cell>
          <table:table-cell table:style-name="ce18" office:value-type="string" calcext:value-type="string">
            <text:p>La ciudad eterna</text:p>
          </table:table-cell>
          <table:table-cell table:style-name="ce18" office:value-type="float" office:value="955" calcext:value-type="float">
            <text:p>95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/>
          <table:table-cell table:style-name="ce30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deira</text:p>
          </table:table-cell>
          <table:table-cell table:style-name="ce18" office:value-type="string" calcext:value-type="string">
            <text:p>El paraíso de las flores</text:p>
          </table:table-cell>
          <table:table-cell table:style-name="ce18" office:value-type="float" office:value="1224" calcext:value-type="float">
            <text:p>122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/>
          <table:table-cell table:style-name="ce30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ndres y París</text:p>
          </table:table-cell>
          <table:table-cell table:style-name="ce18" office:value-type="string" calcext:value-type="string">
            <text:p>Distinas pero imprescindibles</text:p>
          </table:table-cell>
          <table:table-cell table:style-name="ce18" office:value-type="float" office:value="1495" calcext:value-type="float">
            <text:p>149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/>
          <table:table-cell table:style-name="ce30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rol y Baviera</text:p>
          </table:table-cell>
          <table:table-cell table:style-name="ce18" office:value-type="string" calcext:value-type="string">
            <text:p>Mucho más que chocolate y relojes de cuco</text:p>
          </table:table-cell>
          <table:table-cell table:style-name="ce18" office:value-type="float" office:value="1165" calcext:value-type="float">
            <text:p>116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/>
          <table:table-cell table:style-name="ce30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Joyas de Polonia</text:p>
          </table:table-cell>
          <table:table-cell table:style-name="ce18" office:value-type="string" calcext:value-type="string">
            <text:p>Vive un gran cuento</text:p>
          </table:table-cell>
          <table:table-cell table:style-name="ce18" office:value-type="float" office:value="1349" calcext:value-type="float">
            <text:p>13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/>
          <table:table-cell table:style-name="ce30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ransilvania y Rumanía</text:p>
          </table:table-cell>
          <table:table-cell table:style-name="ce18" office:value-type="string" calcext:value-type="string">
            <text:p>El jardín de los cárpatos</text:p>
          </table:table-cell>
          <table:table-cell table:style-name="ce18" office:value-type="float" office:value="1145" calcext:value-type="float">
            <text:p>114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/>
          <table:table-cell table:style-name="ce30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3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rruecos al completo</text:p>
          </table:table-cell>
          <table:table-cell table:style-name="ce18" office:value-type="string" calcext:value-type="string">
            <text:p>Un mundo de sensaciones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/>
          <table:table-cell table:style-name="ce30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 mejor de Túnez</text:p>
          </table:table-cell>
          <table:table-cell table:style-name="ce18" office:value-type="string" calcext:value-type="string">
            <text:p>Paisajes del desierto</text:p>
          </table:table-cell>
          <table:table-cell table:style-name="ce18" office:value-type="float" office:value="1026" calcext:value-type="float">
            <text:p>1026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/>
          <table:table-cell table:style-name="ce30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gipto</text:p>
          </table:table-cell>
          <table:table-cell table:style-name="ce18" office:value-type="string" calcext:value-type="string">
            <text:p>Cuna de faraones</text:p>
          </table:table-cell>
          <table:table-cell table:style-name="ce18" office:value-type="float" office:value="1440" calcext:value-type="float">
            <text:p>144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/>
          <table:table-cell table:style-name="ce30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eorgia y Armenia</text:p>
          </table:table-cell>
          <table:table-cell table:style-name="ce18" office:value-type="string" calcext:value-type="string">
            <text:p>Viaje a los confines de Europa</text:p>
          </table:table-cell>
          <table:table-cell table:style-name="ce18" office:value-type="float" office:value="1675" calcext:value-type="float">
            <text:p>1675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/>
          <table:table-cell table:style-name="ce30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5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Uzbekistán</text:p>
          </table:table-cell>
          <table:table-cell table:style-name="ce18" office:value-type="string" calcext:value-type="string">
            <text:p>La ruta de la seda</text:p>
          </table:table-cell>
          <table:table-cell table:style-name="ce18" office:value-type="float" office:value="1700" calcext:value-type="float">
            <text:p>170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/>
          <table:table-cell table:style-name="ce30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Nautalia 15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erra Santa</text:p>
          </table:table-cell>
          <table:table-cell table:style-name="ce18" office:value-type="string" calcext:value-type="string">
            <text:p>Lugar sagrado</text:p>
          </table:table-cell>
          <table:table-cell table:style-name="ce18" office:value-type="float" office:value="1710" calcext:value-type="float">
            <text:p>171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/>
          <table:table-cell table:style-name="ce30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6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ueva York</text:p>
          </table:table-cell>
          <table:table-cell table:style-name="ce18" office:value-type="string" calcext:value-type="string">
            <text:p>La gran manzana</text:p>
          </table:table-cell>
          <table:table-cell table:style-name="ce18" office:value-type="float" office:value="2215" calcext:value-type="float">
            <text:p>221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/>
          <table:table-cell table:style-name="ce30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ncantos de Canadá</text:p>
          </table:table-cell>
          <table:table-cell table:style-name="ce18" office:value-type="string" calcext:value-type="string">
            <text:p>Naturaleza salvaje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/>
          <table:table-cell table:style-name="ce30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osta Rica</text:p>
          </table:table-cell>
          <table:table-cell table:style-name="ce18" office:value-type="string" calcext:value-type="string">
            <text:p>Descubre la pura vida</text:p>
          </table:table-cell>
          <table:table-cell table:style-name="ce18" office:value-type="float" office:value="1810" calcext:value-type="float">
            <text:p>181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/>
          <table:table-cell table:style-name="ce30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anamá fascinante</text:p>
          </table:table-cell>
          <table:table-cell table:style-name="ce18" office:value-type="string" calcext:value-type="string">
            <text:p>Déjate impresionar por su gran canal</text:p>
          </table:table-cell>
          <table:table-cell table:style-name="ce18" office:value-type="float" office:value="1830" calcext:value-type="float">
            <text:p>183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/>
          <table:table-cell table:style-name="ce30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uba</text:p>
          </table:table-cell>
          <table:table-cell table:style-name="ce18" office:value-type="string" calcext:value-type="string">
            <text:p>Recuerdos del Che Guevara</text:p>
          </table:table-cell>
          <table:table-cell table:style-name="ce18" office:value-type="float" office:value="1530" calcext:value-type="float">
            <text:p>153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/>
          <table:table-cell table:style-name="ce30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rucero fluvial Rhin</text:p>
          </table:table-cell>
          <table:table-cell table:style-name="ce18" office:value-type="string" calcext:value-type="string">
            <text:p>El crucero de rincones con encanto</text:p>
          </table:table-cell>
          <table:table-cell table:style-name="ce18" office:value-type="float" office:value="1374" calcext:value-type="float">
            <text:p>137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/>
          <table:table-cell table:style-name="ce30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slas Griegas y Malta</text:p>
          </table:table-cell>
          <table:table-cell table:style-name="ce18" office:value-type="string" calcext:value-type="string">
            <text:p>Crucero por la costa pacífica</text:p>
          </table:table-cell>
          <table:table-cell table:style-name="ce18" office:value-type="float" office:value="1049" calcext:value-type="float">
            <text:p>10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/>
          <table:table-cell table:style-name="ce30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talia, Grecia y Venecia</text:p>
          </table:table-cell>
          <table:table-cell table:style-name="ce18" office:value-type="string" calcext:value-type="string">
            <text:p>La ruta de la armonía</text:p>
          </table:table-cell>
          <table:table-cell table:style-name="ce18" office:value-type="float" office:value="999" calcext:value-type="float">
            <text:p>99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/>
          <table:table-cell table:style-name="ce30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amino de Santiago</text:p>
          </table:table-cell>
          <table:table-cell table:style-name="ce18" office:value-type="string" calcext:value-type="string">
            <text:p>Y que esto no pare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/>
          <table:table-cell table:style-name="ce30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Corte Inglés 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Mi viaje a París</text:p>
          </table:table-cell>
          <table:table-cell table:style-name="ce18" office:value-type="string" calcext:value-type="string">
            <text:p>Paraiso infantil</text:p>
          </table:table-cell>
          <table:table-cell table:style-name="ce18" office:value-type="float" office:value="750" calcext:value-type="float">
            <text:p>75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media.disneylandparis.com/d4th/es-es/images/n037009_2029mar16_world_30-anniversary-fireworks-castle_16-9_tcm797-233244.jpg?w=1960" xlink:type="simple">https://media.disneylandparis.com/d4th/es-es/images/n037009_2029mar16_world_30-anniversary-fireworks-castle_16-9_tcm797-233244.jpg?w=1960</text:a></text:p>
          </table:table-cell>
          <table:table-cell table:style-name="ce18" office:value-type="string" calcext:value-type="string">
            <text:p>&lt;p&gt; Este es el primer viaje que cuento por aquí, así que espero que os guste. Voy a contaros mi experiencia en mi visita a la ciudad de París.&lt;/p&gt;&lt;p&gt;Fui a París con mis padres cuando era pequeño, es una experiencia que nunca olvidaré y que yo creo que toda familia debe realizar, en especial por los niños, es uno de los viajes que todos soñamos desde pequeños.&lt;/p&gt;&lt;p&gt;Entrando ya más en detalle, tengo el recuerdo de la ciudad de París como imágenes rápidas pero increíbles como la catedral de Notre Dame o la Torre Eiffel, esto al fin y al cabo son algunas de las visitas obligadas de esta ciudad y mi familia aprovechó para hacerlas. Pero sin ninguna duda lo mejor fue Disneyland.&lt;/p&gt;&lt;p&gt;Qué decir de Disneyland, este paraíso donde conoces a tus personajes favoritos y puedes hacerte fotos con ellos, es sin duda mi mejor recuerdo de París, esa famosa foto que todos queríamos hacernos con el pato Donald.&lt;/p&gt;&lt;p&gt;Sin enrollarme mucho más considero que es una viaje muy recomendado y espero poder repetirlo en un futuro y esta vez sí admirar la ciudad y no solo Disneyland.&lt;/p&gt;</text:p>
          </table:table-cell>
          <table:table-cell table:style-name="ce18" office:value-type="string" calcext:value-type="string">
            <text:p>Europa</text:p>
          </table:table-cell>
          <table:table-cell table:style-name="ce18"/>
          <table:table-cell table:style-name="ce33" table:number-columns-repeated="1012"/>
        </table:table-row>
        <table:table-row table:style-name="ro2" table:number-rows-repeated="19">
          <table:table-cell table:style-name="ce18"/>
          <table:table-cell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32"/>
          <table:table-cell table:style-name="ce33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ID Usuario</text:p>
          </table:table-cell>
          <table:table-cell table:style-name="ce34" office:value-type="string" calcext:value-type="string">
            <text:p>ID Viaje</text:p>
          </table:table-cell>
          <table:table-cell table:style-name="ce34" office:value-type="string" calcext:value-type="string">
            <text:p>Valoración</text:p>
          </table:table-cell>
          <table:table-cell table:style-name="ce34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ncuestas" table:style-name="ta1">
        <table:table-column table:style-name="co1" table:default-cell-style-name="ce18"/>
        <table:table-column table:style-name="co20" table:default-cell-style-name="ce18"/>
        <table:table-column table:style-name="co21" table:default-cell-style-name="ce18"/>
        <table:table-column table:style-name="co18" table:default-cell-style-name="ce18"/>
        <table:table-column table:style-name="co1" table:default-cell-style-name="ce18"/>
        <table:table-column table:style-name="co22" table:default-cell-style-name="ce18"/>
        <table:table-column table:style-name="co23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Usuario</text:p>
          </table:table-cell>
          <table:table-cell table:style-name="ce40" office:value-type="string" calcext:value-type="string">
            <text:p>Resultados</text:p>
          </table:table-cell>
          <table:table-cell table:style-name="ce40" office:value-type="string" calcext:value-type="string">
            <text:p>Búsquedas</text:p>
          </table:table-cell>
          <table:table-cell table:style-name="ce40" office:value-type="string" calcext:value-type="string">
            <text:p>Zytrip</text:p>
          </table:table-cell>
          <table:table-cell table:style-name="ce40" office:value-type="string" calcext:value-type="string">
            <text:p>Comentario</text:p>
          </table:table-cell>
          <table:table-cell table:style-name="ce40" office:value-type="string" calcext:value-type="string">
            <text:p>Created_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11-06 11:45:05 UT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 pierde un poco el sistema de búsquedas, me gustaría que fuese más intuitivo</text:p>
          </table:table-cell>
          <table:table-cell table:style-name="ce30" office:value-type="string" calcext:value-type="string">
            <text:p>2022-09-07 11:45:05 UT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el nuevo formulario de búsqueda para ayudarte a encontrar tu viaje ideal</text:p>
          </table:table-cell>
          <table:table-cell table:style-name="ce3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nto que he perdido el tiempo, necesitas registrarte para que te saque resultados con un mínimo de sentido y ni aun así me convencen esas recomendaciones, esperaba mucho más</text:p>
          </table:table-cell>
          <table:table-cell table:style-name="ce30" office:value-type="string" calcext:value-type="string">
            <text:p>2022-09-08 11:45:05 UT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iendo que es la primera versión y tiene errores, pero las búsquedas devuelven siempre lo mismo</text:p>
          </table:table-cell>
          <table:table-cell table:style-name="ce30" office:value-type="string" calcext:value-type="string">
            <text:p>2022-07-02 11:45:05 UT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 ha solucionado el problema que comenté, me gusta mucho la nueva versión</text:p>
          </table:table-cell>
          <table:table-cell table:style-name="ce30" office:value-type="string" calcext:value-type="string">
            <text:p>2022-09-15 11:45:05 UTC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zytrip, espero ver futuras versiones con nuevas secciones ya que sois muy creativos :)</text:p>
          </table:table-cell>
          <table:table-cell table:style-name="ce3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unos resultados de las recomendaciones no me terminan de convencer, espero lo mejoren para futuras versiones</text:p>
          </table:table-cell>
          <table:table-cell table:style-name="ce3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style-name="ce30" office:value-type="string" calcext:value-type="string">
            <text:p>2022-08-22 11:45:05 UTC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aba buscando un recomendador como este para mis salidas, muchas gracias</text:p>
          </table:table-cell>
          <table:table-cell table:style-name="ce3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 recomendador, lo único me gustaría que se mejorase el sistema de búsquedas ya que me pierdo un poco entre los formularios</text:p>
          </table:table-cell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2022-08-11 11:45:05 UTC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contento en general, pero el proceso de añadir yo mi propio viaje se hace un poco pesado, me gustaría pedir que se amenizase un poco</text:p>
          </table:table-cell>
          <table:table-cell table:style-name="ce30" office:value-type="string" calcext:value-type="string">
            <text:p>2022-08-17 11:45:05 UTC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e visto la nueva versión y agradezco los cambios realizados en el apartado de cuenta tu experiencia</text:p>
          </table:table-cell>
          <table:table-cell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eferencias" table:style-name="ta1">
        <table:table-column table:style-name="co24" table:default-cell-style-name="ce37"/>
        <table:table-column table:style-name="co25" table:default-cell-style-name="ce37"/>
        <table:table-column table:style-name="co21" table:default-cell-style-name="ce37"/>
        <table:table-column table:style-name="co26" table:default-cell-style-name="ce37"/>
        <table:table-column table:style-name="co27" table:default-cell-style-name="ce37"/>
        <table:table-column table:style-name="co1" table:number-columns-repeated="1019" table:default-cell-style-name="Default"/>
        <table:table-row table:style-name="ro1">
          <table:table-cell table:style-name="ce36" office:value-type="string" calcext:value-type="string">
            <text:p>ID Preferencia</text:p>
          </table:table-cell>
          <table:table-cell table:style-name="ce36" office:value-type="string" calcext:value-type="string">
            <text:p>ID Viaje</text:p>
          </table:table-cell>
          <table:table-cell table:style-name="ce36" office:value-type="string" calcext:value-type="string">
            <text:p>Destino</text:p>
          </table:table-cell>
          <table:table-cell table:style-name="ce36" office:value-type="string" calcext:value-type="string">
            <text:p>Presupuesto</text:p>
          </table:table-cell>
          <table:table-cell table:style-name="ce36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 table:number-rows-repeated="2">
          <table:table-cell table:style-name="ce18" table:number-columns-repeated="5"/>
          <table:table-cell table:style-name="ce31" table:number-columns-repeated="1019"/>
        </table:table-row>
        <table:table-row table:style-name="ro3">
          <table:table-cell table:style-name="ce28" table:number-columns-repeated="5"/>
          <table:table-cell table:style-name="ce31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28" table:default-cell-style-name="ce18"/>
        <table:table-column table:style-name="co32" table:default-cell-style-name="ce18"/>
        <table:table-column table:style-name="co33" table:default-cell-style-name="ce18"/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D Preferencia</text:p>
          </table:table-cell>
          <table:table-cell table:style-name="ce38" office:value-type="string" calcext:value-type="string">
            <text:p>Familia</text:p>
          </table:table-cell>
          <table:table-cell table:style-name="ce38" office:value-type="string" calcext:value-type="string">
            <text:p>Escapada Romántica</text:p>
          </table:table-cell>
          <table:table-cell table:style-name="ce38" office:value-type="string" calcext:value-type="string">
            <text:p>Amigos</text:p>
          </table:table-cell>
          <table:table-cell table:style-name="ce38" office:value-type="string" calcext:value-type="string">
            <text:p>Viajar sólo</text:p>
          </table:table-cell>
          <table:table-cell table:style-name="ce38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19"/>
        <table:table-column table:style-name="co34" table:default-cell-style-name="ce19"/>
        <table:table-column table:style-name="co1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Playa</text:p>
          </table:table-cell>
          <table:table-cell table:style-name="ce39" office:value-type="string" calcext:value-type="string">
            <text:p>Naturaleza</text:p>
          </table:table-cell>
          <table:table-cell table:style-name="ce39" office:value-type="string" calcext:value-type="string">
            <text:p>Turismo y cultura</text:p>
          </table:table-cell>
          <table:table-cell table:style-name="ce39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18"/>
        <table:table-column table:style-name="co38" table:default-cell-style-name="ce18"/>
        <table:table-column table:style-name="co37" table:default-cell-style-name="ce18"/>
        <table:table-column table:style-name="co39" table:default-cell-style-name="ce18"/>
        <table:table-column table:style-name="co18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Alojamiento</text:p>
          </table:table-cell>
          <table:table-cell table:style-name="ce40" office:value-type="string" calcext:value-type="string">
            <text:p>Gastronomía</text:p>
          </table:table-cell>
          <table:table-cell table:style-name="ce40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18"/>
        <table:table-column table:style-name="co40" table:default-cell-style-name="ce18"/>
        <table:table-column table:style-name="co25" table:default-cell-style-name="ce18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Usuario</text:p>
          </table:table-cell>
          <table:table-cell table:style-name="ce41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nf.Adicional" table:style-name="ta1">
        <table:table-column table:style-name="co1" table:default-cell-style-name="ce18"/>
        <table:table-column table:style-name="co11" table:default-cell-style-name="ce18"/>
        <table:table-column table:style-name="co37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44" table:default-cell-style-name="ce18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ser_ID</text:p>
          </table:table-cell>
          <table:table-cell table:style-name="ce24" office:value-type="string" calcext:value-type="string">
            <text:p>Slogan</text:p>
          </table:table-cell>
          <table:table-cell table:style-name="ce24" office:value-type="string" calcext:value-type="string">
            <text:p>Teléfono</text:p>
          </table:table-cell>
          <table:table-cell table:style-name="ce24" office:value-type="string" calcext:value-type="string">
            <text:p>instagram</text:p>
          </table:table-cell>
          <table:table-cell table:style-name="ce24" office:value-type="string" calcext:value-type="string">
            <text:p>image_url</text:p>
          </table:table-cell>
          <table:table-cell table:style-name="ce24" office:value-type="string" calcext:value-type="string">
            <text:p>Descripció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916528536" calcext:value-type="float">
            <text:p>916528536</text:p>
          </table:table-cell>
          <table:table-cell table:style-name="Default" office:value-type="string" calcext:value-type="string">
            <text:p>@nautilusviajes</text:p>
          </table:table-cell>
          <table:table-cell table:style-name="Default"/>
          <table:table-cell table:style-name="Default" office:value-type="string" calcext:value-type="string">
            <text:p>Nautilus Viajes te ofrece las mejores experiencias que estén a tu alcance, no te olvides pasarte por nuestro instagram para más información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office:value-type="float" office:value="916832141" calcext:value-type="float">
            <text:p>916832141</text:p>
          </table:table-cell>
          <table:table-cell table:style-name="Default" office:value-type="string" calcext:value-type="string">
            <text:p>@elturistaingles</text:p>
          </table:table-cell>
          <table:table-cell table:style-name="Default"/>
          <table:table-cell table:style-name="Default" office:value-type="string" calcext:value-type="string">
            <text:p>Viajes El Turista Inglés decide apostar por las nuevas tecnologías y ayudarte a encontrar tu viaje ideal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La vida es bella</text:p>
          </table:table-cell>
          <table:table-cell office:value-type="float" office:value="666263369" calcext:value-type="float">
            <text:p>666263369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Default" office:value-type="string" calcext:value-type="string">
            <text:p>Amante de la naturaleza</text:p>
          </table:table-cell>
          <table:table-cell office:value-type="float" office:value="698978314" calcext:value-type="float">
            <text:p>698978314</text:p>
          </table:table-cell>
          <table:table-cell table:style-name="Default"/>
          <table:table-cell table:style-name="Default" office:value-type="string" calcext:value-type="string">
            <text:p>https://sotodelhenares.es/wp-content/uploads/2020/10/rana.jpg</text:p>
          </table:table-cell>
          <table:table-cell table:style-name="Default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style-name="Default" office:value-type="string" calcext:value-type="string">
            <text:p>I follow rivers</text:p>
          </table:table-cell>
          <table:table-cell office:value-type="float" office:value="668533815" calcext:value-type="float">
            <text:p>668533815</text:p>
          </table:table-cell>
          <table:table-cell table:style-name="Default" table:number-columns-repeated="2"/>
          <table:table-cell table:style-name="Default" office:value-type="string" calcext:value-type="string">
            <text:p>No sé como he llegado aquí, soy Sergio y me dejo llevar. ¿Qué espero de este sitio? El tiempo lo dirá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Default" office:value-type="string" calcext:value-type="string">
            <text:p>Dibujando primaveras</text:p>
          </table:table-cell>
          <table:table-cell office:value-type="float" office:value="608912490" calcext:value-type="float">
            <text:p>608912490</text:p>
          </table:table-cell>
          <table:table-cell table:style-name="Default" office:value-type="string" calcext:value-type="string">
            <text:p>@soracard</text:p>
          </table:table-cell>
          <table:table-cell table:style-name="Default" office:value-type="string" calcext:value-type="string">
            <text:p>https://64.media.tumblr.com/049966e2a42759a7e9d7d941919bd1bb/8825b1c44732e50e-6b/s1280x1920/224bb8170df57ff386912b008a3053e952d9141d.jpg</text:p>
          </table:table-cell>
          <table:table-cell table:style-name="Default" office:value-type="string" calcext:value-type="string">
            <text:p>Me presento, soy Soraya, tengo 25 años y soy de Valencia.Me encanta dibujar y planear viajes, por lo que pienso que este puede ser mi sitio.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style-name="Default" office:value-type="string" calcext:value-type="string">
            <text:p>No me gusta madrugar</text:p>
          </table:table-cell>
          <table:table-cell office:value-type="float" office:value="660338105" calcext:value-type="float">
            <text:p>660338105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style-name="Default" office:value-type="string" calcext:value-type="string">
            <text:p>El comienzo del fin</text:p>
          </table:table-cell>
          <table:table-cell office:value-type="float" office:value="620122294" calcext:value-type="float">
            <text:p>620122294</text:p>
          </table:table-cell>
          <table:table-cell table:style-name="Default"/>
          <table:table-cell table:style-name="Default" office:value-type="string" calcext:value-type="string">
            <text:p>https://www.nintenderos.com/wp-content/uploads/2022/09/Luffy-one-piece.jpg</text:p>
          </table:table-cell>
          <table:table-cell table:style-name="Default" office:value-type="string" calcext:value-type="string">
            <text:p>Todos tenemos un por qué y un cuándo. El mío es Julián y cuando tengo tiempo libre me gusta viajar.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style-name="Default" office:value-type="string" calcext:value-type="string">
            <text:p>Hola a todos</text:p>
          </table:table-cell>
          <table:table-cell office:value-type="float" office:value="684404469" calcext:value-type="float">
            <text:p>684404469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style-name="Default" office:value-type="string" calcext:value-type="string">
            <text:p>Este es mi perfil</text:p>
          </table:table-cell>
          <table:table-cell office:value-type="float" office:value="677996045" calcext:value-type="float">
            <text:p>677996045</text:p>
          </table:table-cell>
          <table:table-cell table:style-name="Default" table:number-columns-repeated="3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style-name="Default"/>
          <table:table-cell/>
          <table:table-cell table:style-name="Default" office:value-type="string" calcext:value-type="string">
            <text:p>@lordAnglada</text:p>
          </table:table-cell>
          <table:table-cell table:style-name="Default" office:value-type="string" calcext:value-type="string">
            <text:p>https://hips.hearstapps.com/hmg-prod.s3.amazonaws.com/images/final-de-juego-de-tronos-jon-nieve-1558723403.png</text:p>
          </table:table-cell>
          <table:table-cell table:style-name="Default" office:value-type="string" calcext:value-type="string">
            <text:p>Llegué al club con el combo rapido lo vi lejos, zytrip es mi recomendador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style-name="Default" office:value-type="string" calcext:value-type="string">
            <text:p>Real Madrid, un sentimiento</text:p>
          </table:table-cell>
          <table:table-cell office:value-type="float" office:value="639969489" calcext:value-type="float">
            <text:p>639969489</text:p>
          </table:table-cell>
          <table:table-cell table:style-name="Default" office:value-type="string" calcext:value-type="string">
            <text:p>@aguedac26</text:p>
          </table:table-cell>
          <table:table-cell table:style-name="Default" office:value-type="string" calcext:value-type="string">
            <text:p>https://assets.stickpng.com/images/584a9b47b080d7616d298778.png</text:p>
          </table:table-cell>
          <table:table-cell table:style-name="Default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Default" office:value-type="string" calcext:value-type="string">
            <text:p>Tortilla con cebolla</text:p>
          </table:table-cell>
          <table:table-cell office:value-type="float" office:value="616725586" calcext:value-type="float">
            <text:p>616725586</text:p>
          </table:table-cell>
          <table:table-cell table:style-name="Default" office:value-type="string" calcext:value-type="string">
            <text:p>@jmendoza</text:p>
          </table:table-cell>
          <table:table-cell table:style-name="Default"/>
          <table:table-cell table:style-name="Default" office:value-type="string" calcext:value-type="string">
            <text:p>Los que hayáis visto mi slogan poco tengo que explicar, así soy yo, espero podamos compartir la misma opinión en los viajes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style-name="Default" office:value-type="string" calcext:value-type="string">
            <text:p>Me gusta viajar</text:p>
          </table:table-cell>
          <table:table-cell office:value-type="float" office:value="605573698" calcext:value-type="float">
            <text:p>605573698</text:p>
          </table:table-cell>
          <table:table-cell table:style-name="Default" office:value-type="string" calcext:value-type="string">
            <text:p>@flavpam</text:p>
          </table:table-cell>
          <table:table-cell table:style-name="Default" office:value-type="string" calcext:value-type="string">
            <text:p>https://www.nicepng.com/png/detail/1-10149_doge-deal-with-it-doge-png-transparent.png</text:p>
          </table:table-cell>
          <table:table-cell table:style-name="Default" office:value-type="string" calcext:value-type="string">
            <text:p>Pues parece que fue hoy cuando me hice esta cuenta de zytrip y efectivamente es hoy, encantado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5"/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0:56:29.428618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1-21T13:46:52.922109888</dc:date>
    <meta:editing-duration>PT15H7M41S</meta:editing-duration>
    <meta:editing-cycles>171</meta:editing-cycles>
    <meta:generator>LibreOffice/6.4.7.2$Linux_X86_64 LibreOffice_project/40$Build-2</meta:generator>
    <meta:document-statistic meta:table-count="10" meta:cell-count="1924" meta:object-count="0"/>
  </office:meta>
</office:document-meta>
</file>